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T3" style:parent-style-name="Bekezdésalapbetűtípusa" style:family="text">
      <style:text-properties fo:font-style="italic" style:font-style-asian="italic"/>
    </style:style>
    <style:style style:name="T4" style:parent-style-name="Bekezdésalapbetűtípusa" style:family="text">
      <style:text-properties fo:color="#FF0000"/>
    </style:style>
    <style:style style:name="TableColumn6" style:family="table-column">
      <style:table-column-properties style:column-width="1.2187in"/>
    </style:style>
    <style:style style:name="TableColumn7" style:family="table-column">
      <style:table-column-properties style:column-width="0.7152in"/>
    </style:style>
    <style:style style:name="TableColumn8" style:family="table-column">
      <style:table-column-properties style:column-width="0.7159in"/>
    </style:style>
    <style:style style:name="TableColumn9" style:family="table-column">
      <style:table-column-properties style:column-width="0.7479in"/>
    </style:style>
    <style:style style:name="TableColumn10" style:family="table-column">
      <style:table-column-properties style:column-width="0.7159in"/>
    </style:style>
    <style:style style:name="TableColumn11" style:family="table-column">
      <style:table-column-properties style:column-width="0.7652in"/>
    </style:style>
    <style:style style:name="TableColumn12" style:family="table-column">
      <style:table-column-properties style:column-width="0.7069in"/>
    </style:style>
    <style:style style:name="TableColumn13" style:family="table-column">
      <style:table-column-properties style:column-width="0.7069in"/>
    </style:style>
    <style:style style:name="Table5" style:family="table">
      <style:table-properties style:width="6.293in" fo:margin-left="0in" table:align="left"/>
    </style:style>
    <style:style style:name="TableRow14" style:family="table-row">
      <style:table-row-properties style:min-row-height="0.2104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ál" style:family="paragraph">
      <style:paragraph-properties style:vertical-align="auto" fo:margin-bottom="0in" fo:line-height="100%"/>
    </style:style>
    <style:style style:name="T17" style:parent-style-name="Bekezdésalapbetűtípusa" style:family="text">
      <style:text-properties fo:background-color="#00FF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ál" style:family="paragraph">
      <style:paragraph-properties style:vertical-align="auto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ál" style:family="paragraph">
      <style:paragraph-properties style:vertical-align="auto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ál" style:family="paragraph">
      <style:paragraph-properties style:vertical-align="auto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ál" style:family="paragraph">
      <style:paragraph-properties style:vertical-align="auto"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ál" style:family="paragraph">
      <style:paragraph-properties style:vertical-align="auto" fo:margin-bottom="0in" fo:line-height="100%"/>
    </style:style>
    <style:style style:name="T28" style:parent-style-name="Bekezdésalapbetűtípusa" style:family="text">
      <style:text-properties fo:font-style="italic" style:font-style-asian="italic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ál" style:family="paragraph">
      <style:paragraph-properties style:vertical-align="auto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ál" style:family="paragraph">
      <style:paragraph-properties style:vertical-align="auto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ál" style:family="paragraph">
      <style:paragraph-properties style:vertical-align="auto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ál" style:family="paragraph">
      <style:paragraph-properties style:vertical-align="auto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ál" style:family="paragraph">
      <style:paragraph-properties style:vertical-align="auto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ál" style:family="paragraph">
      <style:paragraph-properties style:vertical-align="auto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ál" style:family="paragraph">
      <style:paragraph-properties style:vertical-align="auto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ál" style:family="paragraph">
      <style:paragraph-properties style:vertical-align="auto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ál" style:family="paragraph">
      <style:paragraph-properties style:vertical-align="auto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ál" style:family="paragraph">
      <style:paragraph-properties style:vertical-align="auto"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ál" style:family="paragraph">
      <style:paragraph-properties style:vertical-align="auto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ál" style:family="paragraph">
      <style:paragraph-properties style:vertical-align="auto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ál" style:family="paragraph">
      <style:paragraph-properties style:vertical-align="auto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ál" style:family="paragraph">
      <style:paragraph-properties style:vertical-align="auto" fo:margin-bottom="0in" fo:line-height="100%"/>
      <style:text-properties fo:font-weight="bold" style:font-weight-asian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ál" style:family="paragraph">
      <style:paragraph-properties style:vertical-align="auto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ál" style:family="paragraph">
      <style:paragraph-properties style:vertical-align="auto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ál" style:family="paragraph">
      <style:paragraph-properties style:vertical-align="auto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ál" style:family="paragraph">
      <style:paragraph-properties style:vertical-align="auto" fo:margin-bottom="0in" fo:line-height="100%"/>
    </style:style>
  </office:automatic-styles>
  <office:body>
    <office:text text:use-soft-page-breaks="true">
      <text:p text:style-name="P1">SequeneMacther</text:p>
      <text:p text:style-name="Normál">Az összehasonlás<text:s/>a<text:s/><text:span text:style-name="T3">Radcliff és Obershelp</text:span><text:s/><text:span text:style-name="T4">algoritmus</text:span><text:s/>alapján történik, aminek az alapelve, hogy megkeresi a leghosszabb folytonos egyezést a két sorban, majd<text:s/>rekurzívan meghívja önmagát az egyezés által még le nem fedett rész sorokra bal és jobb oldalra is. Az egyezés hosszának korlátozására nincs lehetőség, viszont a SequenceMatcher<text:s/>implementációjában<text:s/>van lehetőség arra, hogy megadjunk elemeket, amikről nem szeretnénk tudomást venni, illetve az alapértelmezett paraméterei szerint automatikusan szűri az ismétlődést is.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SequeneMacther</text:span></text:p>
          </table:table-cell>
          <table:table-cell table:style-name="TableCell18">
            <text:p text:style-name="P19">2</text:p>
          </table:table-cell>
          <table:table-cell table:style-name="TableCell20">
            <text:p text:style-name="P21">3</text:p>
          </table:table-cell>
          <table:table-cell table:style-name="TableCell22">
            <text:p text:style-name="P23">4</text:p>
          </table:table-cell>
          <table:table-cell table:style-name="TableCell24">
            <text:p text:style-name="P25">5</text:p>
          </table:table-cell>
          <table:table-cell table:style-name="TableCell26">
            <text:p text:style-name="P27"><text:span text:style-name="T28">Radcliff</text:span>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>ürres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Bekezdésalapbetűtípusa" style:family="text">
      <style:text-properties fo:font-weight="bold" style:font-weight-asian="bold"/>
    </style:style>
  </office:automatic-styles>
  <office:master-styles>
    <style:master-page style:name="MP0" style:page-layout-name="PL0">
      <style:header>
        <text:p text:style-name="Élőfej"><text:span text:style-name="T2">SequenceMatcher</text:span><text:s/>bemutatés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e Zsolt Tamás</meta:initial-creator>
    <dc:creator>Gere Zsolt Tamás</dc:creator>
    <meta:creation-date>2016-12-09T12:27:00Z</meta:creation-date>
    <dc:date>2016-12-17T19:44:00Z</dc:date>
    <meta:template xlink:href="Normal" xlink:type="simple"/>
    <meta:editing-cycles>6</meta:editing-cycles>
    <meta:editing-duration>PT420S</meta:editing-duration>
    <meta:document-statistic meta:page-count="1" meta:paragraph-count="1" meta:word-count="75" meta:character-count="597" meta:row-count="4" meta:non-whitespace-character-count="523"/>
  </office:meta>
</office:document-meta>
</file>